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_20_indent">
      <style:text-properties fo:font-size="10pt" officeooo:paragraph-rsid="006c63f6" style:font-size-asian="10pt" style:font-size-complex="10pt"/>
    </style:style>
    <style:style style:name="P2" style:family="paragraph" style:parent-style-name="Text_20_body_20_indent">
      <style:text-properties officeooo:paragraph-rsid="006c63f6"/>
    </style:style>
    <style:style style:name="P3" style:family="paragraph" style:parent-style-name="Heading_20_1">
      <style:text-properties officeooo:rsid="00138f66" officeooo:paragraph-rsid="00138f66"/>
    </style:style>
    <style:style style:name="P4" style:family="paragraph" style:parent-style-name="Heading_20_1">
      <style:text-properties officeooo:rsid="001a999c" officeooo:paragraph-rsid="001a999c"/>
    </style:style>
    <style:style style:name="P5" style:family="paragraph" style:parent-style-name="Heading_20_1">
      <style:text-properties officeooo:rsid="0042cce7" officeooo:paragraph-rsid="0042cce7"/>
    </style:style>
    <style:style style:name="P6" style:family="paragraph" style:parent-style-name="Heading_20_1">
      <style:text-properties officeooo:rsid="0049b70b" officeooo:paragraph-rsid="0049b70b"/>
    </style:style>
    <style:style style:name="P7" style:family="paragraph" style:parent-style-name="Heading_20_1">
      <style:text-properties officeooo:rsid="0053dd46" officeooo:paragraph-rsid="0053dd46"/>
    </style:style>
    <style:style style:name="P8" style:family="paragraph" style:parent-style-name="Heading_20_4">
      <style:text-properties officeooo:rsid="005c05db" officeooo:paragraph-rsid="005c05db"/>
    </style:style>
    <style:style style:name="P9" style:family="paragraph" style:parent-style-name="Heading_20_4">
      <style:text-properties officeooo:rsid="0073272e" officeooo:paragraph-rsid="0073272e"/>
    </style:style>
    <style:style style:name="P10" style:family="paragraph" style:parent-style-name="Heading_20_4">
      <style:text-properties officeooo:rsid="00750d96" officeooo:paragraph-rsid="00750d96"/>
    </style:style>
    <style:style style:name="P11" style:family="paragraph" style:parent-style-name="Heading_20_3">
      <style:text-properties officeooo:rsid="00219dbf" officeooo:paragraph-rsid="00219dbf"/>
    </style:style>
    <style:style style:name="P12" style:family="paragraph" style:parent-style-name="Heading_20_3">
      <style:text-properties officeooo:rsid="006df2da" officeooo:paragraph-rsid="006df2da"/>
    </style:style>
    <style:style style:name="P13" style:family="paragraph" style:parent-style-name="Heading_20_3">
      <style:text-properties officeooo:rsid="006f8220" officeooo:paragraph-rsid="006f8220"/>
    </style:style>
    <style:style style:name="P14" style:family="paragraph" style:parent-style-name="Heading_20_2">
      <style:text-properties fo:font-style="normal" style:font-style-asian="normal" style:font-style-complex="normal"/>
    </style:style>
    <style:style style:name="P15" style:family="paragraph" style:parent-style-name="Heading_20_2">
      <style:text-properties fo:font-style="normal" officeooo:rsid="00138f66" officeooo:paragraph-rsid="00138f66" style:font-style-asian="normal" style:font-style-complex="normal"/>
    </style:style>
    <style:style style:name="P16" style:family="paragraph" style:parent-style-name="Heading_20_2">
      <style:text-properties fo:font-style="normal" officeooo:paragraph-rsid="00138f66" style:font-style-asian="normal" style:font-style-complex="normal"/>
    </style:style>
    <style:style style:name="P17" style:family="paragraph" style:parent-style-name="Heading_20_2">
      <style:text-properties fo:font-style="normal" officeooo:rsid="001a999c" officeooo:paragraph-rsid="001a999c" style:font-style-asian="normal" style:font-style-complex="normal"/>
    </style:style>
    <style:style style:name="P18" style:family="paragraph" style:parent-style-name="Heading_20_2">
      <style:text-properties fo:font-style="normal" officeooo:rsid="00219dbf" officeooo:paragraph-rsid="00219dbf" style:font-style-asian="normal" style:font-style-complex="normal"/>
    </style:style>
    <style:style style:name="P19" style:family="paragraph" style:parent-style-name="Heading_20_2">
      <style:text-properties fo:font-style="normal" officeooo:rsid="0045e722" officeooo:paragraph-rsid="0045e722" style:font-style-asian="normal" style:font-style-complex="normal"/>
    </style:style>
    <style:style style:name="P20" style:family="paragraph" style:parent-style-name="Heading_20_2">
      <style:text-properties fo:font-style="normal" officeooo:rsid="0049b70b" officeooo:paragraph-rsid="0049b70b" style:font-style-asian="normal" style:font-style-complex="normal"/>
    </style:style>
    <style:style style:name="P21" style:family="paragraph" style:parent-style-name="Heading_20_2">
      <style:text-properties fo:font-style="normal" officeooo:rsid="004b3101" officeooo:paragraph-rsid="004b3101" style:font-style-asian="normal" style:font-style-complex="normal"/>
    </style:style>
    <style:style style:name="P22" style:family="paragraph" style:parent-style-name="Heading_20_2">
      <style:text-properties fo:font-style="normal" officeooo:rsid="0065b90c" officeooo:paragraph-rsid="0065b90c" style:font-style-asian="normal" style:font-style-complex="normal"/>
    </style:style>
    <style:style style:name="P23" style:family="paragraph" style:parent-style-name="Standard" style:list-style-name="L2">
      <style:text-properties style:font-name="Consolas1" fo:font-size="10pt" fo:font-style="normal" officeooo:rsid="00138f66" officeooo:paragraph-rsid="00138f66" style:font-size-asian="10pt" style:font-style-asian="normal" style:font-size-complex="10pt" style:font-style-complex="normal"/>
    </style:style>
    <style:style style:name="P24" style:family="paragraph" style:parent-style-name="Standard">
      <style:text-properties officeooo:paragraph-rsid="00138f66"/>
    </style:style>
    <style:style style:name="P25" style:family="paragraph" style:parent-style-name="Standard">
      <style:text-properties style:font-name="Consolas" fo:font-size="10pt" officeooo:paragraph-rsid="001437e5" style:font-size-asian="10pt"/>
    </style:style>
    <style:style style:name="P2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27" style:family="paragraph" style:parent-style-name="Standard">
      <style:text-properties fo:font-style="normal" officeooo:rsid="0026fcbd" officeooo:paragraph-rsid="0042cce7" style:font-style-asian="normal" style:font-style-complex="normal"/>
    </style:style>
    <style:style style:name="P28" style:family="paragraph" style:parent-style-name="Standard">
      <style:text-properties officeooo:paragraph-rsid="0042cce7"/>
    </style:style>
    <style:style style:name="P29" style:family="paragraph" style:parent-style-name="Standard">
      <style:text-properties officeooo:rsid="00475b94" officeooo:paragraph-rsid="0049b70b"/>
    </style:style>
    <style:style style:name="P30" style:family="paragraph" style:parent-style-name="Standard">
      <style:text-properties officeooo:rsid="00475b94" officeooo:paragraph-rsid="005c05db"/>
    </style:style>
    <style:style style:name="P31" style:family="paragraph" style:parent-style-name="Standard">
      <style:text-properties officeooo:rsid="0073272e" officeooo:paragraph-rsid="0073272e"/>
    </style:style>
    <style:style style:name="P32" style:family="paragraph" style:parent-style-name="Standard">
      <style:text-properties officeooo:rsid="00750d96" officeooo:paragraph-rsid="00750d96"/>
    </style:style>
    <style:style style:name="P33" style:family="paragraph" style:parent-style-name="Standard">
      <style:paragraph-properties fo:margin-left="0in" fo:margin-right="0in" fo:text-align="start" style:justify-single-word="false" fo:text-indent="0in" style:auto-text-indent="false"/>
    </style:style>
    <style:style style:name="P34" style:family="paragraph" style:parent-style-name="Standard">
      <style:paragraph-properties fo:margin-left="0in" fo:margin-right="0in" fo:text-align="start" style:justify-single-word="false" fo:text-indent="0in" style:auto-text-indent="false"/>
      <style:text-properties officeooo:paragraph-rsid="001437e5"/>
    </style:style>
    <style:style style:name="P35" style:family="paragraph" style:parent-style-name="Standard">
      <style:paragraph-properties fo:margin-left="0in" fo:margin-right="0in" fo:text-align="start" style:justify-single-word="false" fo:text-indent="0in" style:auto-text-indent="false"/>
      <style:text-properties officeooo:paragraph-rsid="0014bfb9"/>
    </style:style>
    <style:style style:name="P36" style:family="paragraph" style:parent-style-name="Standard">
      <style:paragraph-properties fo:margin-left="0in" fo:margin-right="0in" fo:text-align="start" style:justify-single-word="false" fo:text-indent="0in" style:auto-text-indent="false"/>
      <style:text-properties officeooo:paragraph-rsid="0042cce7"/>
    </style:style>
    <style:style style:name="P37"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 fo:font-size="10pt" officeooo:paragraph-rsid="001437e5"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 fo:font-size="10pt" officeooo:paragraph-rsid="001437e5"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 fo:font-size="10pt" officeooo:paragraph-rsid="0019f03d" style:font-size-asian="10pt"/>
    </style:style>
    <style:style style:name="P42" style:family="paragraph" style:parent-style-name="Standard">
      <style:paragraph-properties fo:margin-left="0in" fo:margin-right="0in" fo:text-align="start" style:justify-single-word="false" fo:text-indent="0in" style:auto-text-indent="false"/>
      <style:text-properties officeooo:rsid="0049b70b" officeooo:paragraph-rsid="0049b70b"/>
    </style:style>
    <style:style style:name="P43" style:family="paragraph" style:parent-style-name="Standard">
      <style:paragraph-properties fo:margin-left="0in" fo:margin-right="0in" fo:text-align="start" style:justify-single-word="false" fo:text-indent="0in" style:auto-text-indent="false"/>
      <style:text-properties officeooo:rsid="0049b70b" officeooo:paragraph-rsid="005ce64a"/>
    </style:style>
    <style:style style:name="P44" style:family="paragraph" style:parent-style-name="Text_20_body">
      <style:text-properties officeooo:paragraph-rsid="00138f66"/>
    </style:style>
    <style:style style:name="P45" style:family="paragraph" style:parent-style-name="Text_20_body" style:list-style-name="L2">
      <style:text-properties fo:font-style="normal" officeooo:rsid="003c7ce7" officeooo:paragraph-rsid="00138f66" style:font-style-asian="normal" style:font-style-complex="normal"/>
    </style:style>
    <style:style style:name="P46" style:family="paragraph" style:parent-style-name="Text_20_body">
      <style:text-properties fo:font-style="normal" officeooo:rsid="0026fcbd" officeooo:paragraph-rsid="0042cce7" style:font-style-asian="normal" style:font-style-complex="normal"/>
    </style:style>
    <style:style style:name="P47" style:family="paragraph" style:parent-style-name="Text_20_body">
      <style:text-properties fo:font-style="normal" officeooo:rsid="00312062" officeooo:paragraph-rsid="0042cce7" style:font-style-asian="normal" style:font-style-complex="normal"/>
    </style:style>
    <style:style style:name="P48" style:family="paragraph" style:parent-style-name="Text_20_body">
      <style:text-properties officeooo:rsid="001a999c" officeooo:paragraph-rsid="001de560"/>
    </style:style>
    <style:style style:name="P49" style:family="paragraph" style:parent-style-name="Text_20_body">
      <style:text-properties officeooo:rsid="00219dbf" officeooo:paragraph-rsid="00219dbf"/>
    </style:style>
    <style:style style:name="P50" style:family="paragraph" style:parent-style-name="Text_20_body">
      <style:text-properties officeooo:rsid="002c3363" officeooo:paragraph-rsid="0042cce7"/>
    </style:style>
    <style:style style:name="P51" style:family="paragraph" style:parent-style-name="Text_20_body">
      <style:text-properties officeooo:paragraph-rsid="0042cce7"/>
    </style:style>
    <style:style style:name="P52" style:family="paragraph" style:parent-style-name="Text_20_body">
      <style:text-properties officeooo:rsid="0049b70b" officeooo:paragraph-rsid="006415d6"/>
    </style:style>
    <style:style style:name="P53" style:family="paragraph" style:parent-style-name="Text_20_body">
      <style:text-properties officeooo:rsid="004b3101" officeooo:paragraph-rsid="004b3101"/>
    </style:style>
    <style:style style:name="P54" style:family="paragraph" style:parent-style-name="Text_20_body">
      <style:text-properties officeooo:paragraph-rsid="005438ce"/>
    </style:style>
    <style:style style:name="P55" style:family="paragraph" style:parent-style-name="Text_20_body">
      <style:text-properties officeooo:paragraph-rsid="005ed293"/>
    </style:style>
    <style:style style:name="P56" style:family="paragraph" style:parent-style-name="Text_20_body">
      <style:text-properties officeooo:paragraph-rsid="0065b90c"/>
    </style:style>
    <style:style style:name="P57" style:family="paragraph" style:parent-style-name="Text_20_body">
      <style:text-properties officeooo:paragraph-rsid="006877c2"/>
    </style:style>
    <style:style style:name="P58" style:family="paragraph" style:parent-style-name="Text_20_body">
      <style:text-properties officeooo:rsid="00718ea5" officeooo:paragraph-rsid="00718ea5"/>
    </style:style>
    <style:style style:name="P59" style:family="paragraph" style:parent-style-name="Text_20_body">
      <style:text-properties officeooo:rsid="0073272e" officeooo:paragraph-rsid="0073272e"/>
    </style:style>
    <style:style style:name="P60" style:family="paragraph" style:parent-style-name="Text_20_body">
      <style:text-properties officeooo:rsid="00750d96" officeooo:paragraph-rsid="00750d96"/>
    </style:style>
    <style:style style:name="P61" style:family="paragraph" style:parent-style-name="Text_20_body">
      <style:text-properties officeooo:rsid="007cf1a7" officeooo:paragraph-rsid="007cf1a7"/>
    </style:style>
    <style:style style:name="T1" style:family="text">
      <style:text-properties fo:font-style="normal" style:font-style-asian="normal" style:font-style-complex="normal"/>
    </style:style>
    <style:style style:name="T2" style:family="text">
      <style:text-properties fo:font-style="normal" officeooo:rsid="00138f66" style:font-style-asian="normal" style:font-style-complex="normal"/>
    </style:style>
    <style:style style:name="T3" style:family="text">
      <style:text-properties fo:font-style="normal" officeooo:rsid="001b160b" style:font-style-asian="normal" style:font-style-complex="normal"/>
    </style:style>
    <style:style style:name="T4" style:family="text">
      <style:text-properties fo:font-style="normal" officeooo:rsid="001de560" style:font-style-asian="normal" style:font-style-complex="normal"/>
    </style:style>
    <style:style style:name="T5" style:family="text">
      <style:text-properties fo:font-style="normal" officeooo:rsid="001fe039" style:font-style-asian="normal" style:font-style-complex="normal"/>
    </style:style>
    <style:style style:name="T6" style:family="text">
      <style:text-properties fo:font-style="normal" officeooo:rsid="0020cbc6" style:font-style-asian="normal" style:font-style-complex="normal"/>
    </style:style>
    <style:style style:name="T7" style:family="text">
      <style:text-properties fo:font-style="normal" officeooo:rsid="00219dbf" style:font-style-asian="normal" style:font-style-complex="normal"/>
    </style:style>
    <style:style style:name="T8" style:family="text">
      <style:text-properties fo:font-style="normal" officeooo:rsid="002225cc" style:font-style-asian="normal" style:font-style-complex="normal"/>
    </style:style>
    <style:style style:name="T9" style:family="text">
      <style:text-properties fo:font-style="normal" officeooo:rsid="00229a19" style:font-style-asian="normal" style:font-style-complex="normal"/>
    </style:style>
    <style:style style:name="T10" style:family="text">
      <style:text-properties fo:font-style="normal" officeooo:rsid="00232ab8" style:font-style-asian="normal" style:font-style-complex="normal"/>
    </style:style>
    <style:style style:name="T11" style:family="text">
      <style:text-properties fo:font-style="normal" officeooo:rsid="00256f36" style:font-style-asian="normal" style:font-style-complex="normal"/>
    </style:style>
    <style:style style:name="T12" style:family="text">
      <style:text-properties fo:font-style="normal" officeooo:rsid="002d08cc" style:font-style-asian="normal" style:font-style-complex="normal"/>
    </style:style>
    <style:style style:name="T13" style:family="text">
      <style:text-properties fo:font-style="normal" officeooo:rsid="002ec7a3" style:font-style-asian="normal" style:font-style-complex="normal"/>
    </style:style>
    <style:style style:name="T14" style:family="text">
      <style:text-properties fo:font-style="normal" officeooo:rsid="002ffb2d" style:font-style-asian="normal" style:font-style-complex="normal"/>
    </style:style>
    <style:style style:name="T15" style:family="text">
      <style:text-properties fo:font-style="normal" officeooo:rsid="00256d67" style:font-style-asian="normal" style:font-style-complex="normal"/>
    </style:style>
    <style:style style:name="T16" style:family="text">
      <style:text-properties fo:font-style="normal" officeooo:rsid="00312062" style:font-style-asian="normal" style:font-style-complex="normal"/>
    </style:style>
    <style:style style:name="T17" style:family="text">
      <style:text-properties fo:font-style="normal" officeooo:rsid="003bcf98" style:font-style-asian="normal" style:font-style-complex="normal"/>
    </style:style>
    <style:style style:name="T18" style:family="text">
      <style:text-properties fo:font-style="normal" officeooo:rsid="003da700" style:font-style-asian="normal" style:font-style-complex="normal"/>
    </style:style>
    <style:style style:name="T19" style:family="text">
      <style:text-properties fo:font-style="normal" officeooo:rsid="0045e722" style:font-style-asian="normal" style:font-style-complex="normal"/>
    </style:style>
    <style:style style:name="T20" style:family="text">
      <style:text-properties fo:font-style="normal" officeooo:rsid="00475b94" style:font-style-asian="normal" style:font-style-complex="normal"/>
    </style:style>
    <style:style style:name="T21" style:family="text">
      <style:text-properties fo:font-style="normal" officeooo:rsid="0049034e" style:font-style-asian="normal" style:font-style-complex="normal"/>
    </style:style>
    <style:style style:name="T22" style:family="text">
      <style:text-properties fo:font-style="normal" officeooo:rsid="0049b70b" style:font-style-asian="normal" style:font-style-complex="normal"/>
    </style:style>
    <style:style style:name="T23" style:family="text">
      <style:text-properties fo:font-style="normal" officeooo:rsid="004b3101" style:font-style-asian="normal" style:font-style-complex="normal"/>
    </style:style>
    <style:style style:name="T24" style:family="text">
      <style:text-properties fo:font-style="normal" officeooo:rsid="0052d3fd" style:font-style-asian="normal" style:font-style-complex="normal"/>
    </style:style>
    <style:style style:name="T25" style:family="text">
      <style:text-properties fo:font-style="normal" officeooo:rsid="005438ce" style:font-style-asian="normal" style:font-style-complex="normal"/>
    </style:style>
    <style:style style:name="T26" style:family="text">
      <style:text-properties fo:font-style="normal" officeooo:rsid="0054fa81" style:font-style-asian="normal" style:font-style-complex="normal"/>
    </style:style>
    <style:style style:name="T27" style:family="text">
      <style:text-properties fo:font-style="normal" officeooo:rsid="0056c0d2" style:font-style-asian="normal" style:font-style-complex="normal"/>
    </style:style>
    <style:style style:name="T28" style:family="text">
      <style:text-properties fo:font-style="normal" officeooo:rsid="0058a72e" style:font-style-asian="normal" style:font-style-complex="normal"/>
    </style:style>
    <style:style style:name="T29" style:family="text">
      <style:text-properties fo:font-style="normal" officeooo:rsid="005ac4c6" style:font-style-asian="normal" style:font-style-complex="normal"/>
    </style:style>
    <style:style style:name="T30" style:family="text">
      <style:text-properties fo:font-style="normal" officeooo:rsid="005c05db" style:font-style-asian="normal" style:font-style-complex="normal"/>
    </style:style>
    <style:style style:name="T31" style:family="text">
      <style:text-properties fo:font-style="normal" officeooo:rsid="005d31c6" style:font-style-asian="normal" style:font-style-complex="normal"/>
    </style:style>
    <style:style style:name="T32" style:family="text">
      <style:text-properties fo:font-style="normal" officeooo:rsid="005ed293" style:font-style-asian="normal" style:font-style-complex="normal"/>
    </style:style>
    <style:style style:name="T33" style:family="text">
      <style:text-properties fo:font-style="normal" officeooo:rsid="005fb635" style:font-style-asian="normal" style:font-style-complex="normal"/>
    </style:style>
    <style:style style:name="T34" style:family="text">
      <style:text-properties fo:font-style="normal" officeooo:rsid="00613383" style:font-style-asian="normal" style:font-style-complex="normal"/>
    </style:style>
    <style:style style:name="T35" style:family="text">
      <style:text-properties fo:font-style="normal" officeooo:rsid="00629eca" style:font-style-asian="normal" style:font-style-complex="normal"/>
    </style:style>
    <style:style style:name="T36" style:family="text">
      <style:text-properties fo:font-style="normal" officeooo:rsid="006415d6" style:font-style-asian="normal" style:font-style-complex="normal"/>
    </style:style>
    <style:style style:name="T37" style:family="text">
      <style:text-properties fo:font-style="normal" officeooo:rsid="0066b7a5" style:font-style-asian="normal" style:font-style-complex="normal"/>
    </style:style>
    <style:style style:name="T38" style:family="text">
      <style:text-properties fo:font-style="normal" officeooo:rsid="00673205" style:font-style-asian="normal" style:font-style-complex="normal"/>
    </style:style>
    <style:style style:name="T39" style:family="text">
      <style:text-properties fo:font-style="normal" officeooo:rsid="006877c2" style:font-style-asian="normal" style:font-style-complex="normal"/>
    </style:style>
    <style:style style:name="T40" style:family="text">
      <style:text-properties fo:font-style="normal" officeooo:rsid="006ace6d" style:font-style-asian="normal" style:font-style-complex="normal"/>
    </style:style>
    <style:style style:name="T41" style:family="text">
      <style:text-properties fo:font-style="normal" officeooo:rsid="006df2da" style:font-style-asian="normal" style:font-style-complex="normal"/>
    </style:style>
    <style:style style:name="T42" style:family="text">
      <style:text-properties fo:font-style="normal" officeooo:rsid="0072ccb1" style:font-style-asian="normal" style:font-style-complex="normal"/>
    </style:style>
    <style:style style:name="T43" style:family="text">
      <style:text-properties fo:font-style="normal" officeooo:rsid="0073272e" style:font-style-asian="normal" style:font-style-complex="normal"/>
    </style:style>
    <style:style style:name="T44" style:family="text">
      <style:text-properties fo:font-style="normal" officeooo:rsid="00750d96" style:font-style-asian="normal" style:font-style-complex="normal"/>
    </style:style>
    <style:style style:name="T45" style:family="text">
      <style:text-properties style:font-name="Consolas"/>
    </style:style>
    <style:style style:name="T46" style:family="text">
      <style:text-properties style:font-name="Consolas" fo:font-size="10pt" style:font-size-asian="10pt"/>
    </style:style>
    <style:style style:name="T47" style:family="text">
      <style:text-properties style:font-name="Consolas" fo:font-size="10pt" officeooo:rsid="00eba9b3" style:font-size-asian="10pt"/>
    </style:style>
    <style:style style:name="T48" style:family="text">
      <style:text-properties style:font-name="Consolas" fo:font-size="10pt" officeooo:rsid="00f260c4" style:font-size-asian="10pt"/>
    </style:style>
    <style:style style:name="T49" style:family="text">
      <style:text-properties style:font-name="Consolas" officeooo:rsid="00eed294"/>
    </style:style>
    <style:style style:name="T50" style:family="text">
      <style:text-properties fo:font-size="10pt" officeooo:rsid="006c63f6" style:font-size-asian="10pt" style:font-size-complex="10pt"/>
    </style:style>
    <style:style style:name="T51" style:family="text">
      <style:text-properties style:font-name="Times New Roman" fo:font-size="12pt" officeooo:rsid="00768c62" style:font-size-asian="12pt" style:font-size-complex="12pt"/>
    </style:style>
    <style:style style:name="T52" style:family="text">
      <style:text-properties style:font-name="Times New Roman" fo:font-size="12pt" officeooo:rsid="007c0230" style:font-size-asian="12pt" style:font-size-complex="12pt"/>
    </style:style>
    <style:style style:name="T53" style:family="text">
      <style:text-properties officeooo:rsid="00138f66"/>
    </style:style>
    <style:style style:name="T54" style:family="text">
      <style:text-properties style:font-name="Consolas"/>
    </style:style>
    <style:style style:name="T55" style:family="text">
      <style:text-properties style:font-name="Consolas" fo:font-size="10pt" style:font-size-asian="10pt"/>
    </style:style>
    <style:style style:name="T56" style:family="text">
      <style:text-properties style:font-name="Consolas" fo:font-size="10pt" officeooo:rsid="001813d2" style:font-size-asian="10pt"/>
    </style:style>
    <style:style style:name="T57" style:family="text">
      <style:text-properties style:font-name="Consolas" fo:font-size="10pt" officeooo:rsid="0039431b" style:font-size-asian="10pt"/>
    </style:style>
    <style:style style:name="T58" style:family="text">
      <style:text-properties style:font-name="Consolas" fo:font-size="10pt" officeooo:rsid="005c05db" style:font-size-asian="10pt"/>
    </style:style>
    <style:style style:name="T59" style:family="text">
      <style:text-properties style:font-name="Consolas" fo:font-size="10pt" officeooo:rsid="005ce64a" style:font-size-asian="10pt"/>
    </style:style>
    <style:style style:name="T60" style:family="text">
      <style:text-properties fo:font-style="italic" style:font-style-asian="italic" style:font-style-complex="italic"/>
    </style:style>
    <style:style style:name="T61" style:family="text">
      <style:text-properties fo:font-style="italic" officeooo:rsid="001b160b" style:font-style-asian="italic" style:font-style-complex="italic"/>
    </style:style>
    <style:style style:name="T62" style:family="text">
      <style:text-properties fo:font-style="italic" officeooo:rsid="001fe039" style:font-style-asian="italic" style:font-style-complex="italic"/>
    </style:style>
    <style:style style:name="T63" style:family="text">
      <style:text-properties fo:font-style="italic" officeooo:rsid="002d08cc" style:font-style-asian="italic" style:font-style-complex="italic"/>
    </style:style>
    <style:style style:name="T64" style:family="text">
      <style:text-properties fo:font-style="italic" officeooo:rsid="0045e722" style:font-style-asian="italic" style:font-style-complex="italic"/>
    </style:style>
    <style:style style:name="T65" style:family="text">
      <style:text-properties style:font-name="Consolas1"/>
    </style:style>
    <style:style style:name="T66" style:family="text">
      <style:text-properties style:font-name="Consolas1" fo:font-size="10pt" style:font-size-asian="8.75pt" style:font-size-complex="10pt"/>
    </style:style>
    <style:style style:name="T67" style:family="text">
      <style:text-properties style:font-name="Consolas1" fo:font-size="10pt" style:font-size-asian="10pt" style:font-size-complex="10pt"/>
    </style:style>
    <style:style style:name="T68" style:family="text">
      <style:text-properties style:font-name="Consolas1" fo:font-size="10pt" officeooo:rsid="0028e584" style:font-size-asian="10pt" style:font-size-complex="10pt"/>
    </style:style>
    <style:style style:name="T69" style:family="text">
      <style:text-properties style:font-name="Consolas1" fo:font-size="10pt" officeooo:rsid="002aba5a" style:font-size-asian="10pt" style:font-size-complex="10pt"/>
    </style:style>
    <style:style style:name="T70" style:family="text">
      <style:text-properties style:font-name="Consolas1" fo:font-size="10pt" officeooo:rsid="004d279a" style:font-size-asian="10pt" style:font-size-complex="10pt"/>
    </style:style>
    <style:style style:name="T71" style:family="text">
      <style:text-properties style:font-name="Consolas1" fo:font-size="10pt" officeooo:rsid="006c63f6" style:font-size-asian="10pt" style:font-size-complex="10pt"/>
    </style:style>
    <style:style style:name="T72" style:family="text">
      <style:text-properties style:font-name="Consolas1" fo:font-size="10pt" officeooo:rsid="0077c9ff" style:font-size-asian="10pt" style:font-size-complex="10pt"/>
    </style:style>
    <style:style style:name="T73" style:family="text">
      <style:text-properties style:font-name="Consolas1" fo:font-size="10pt" officeooo:rsid="007c0230" style:font-size-asian="10pt" style:font-size-complex="10pt"/>
    </style:style>
    <style:style style:name="T74" style:family="text">
      <style:text-properties style:font-name="Consolas1" fo:font-size="10pt" fo:font-style="normal" style:font-size-asian="10pt" style:font-style-asian="normal" style:font-size-complex="10pt" style:font-style-complex="normal"/>
    </style:style>
    <style:style style:name="T75" style:family="text">
      <style:text-properties style:font-name="Consolas1" fo:font-size="10pt" fo:font-style="normal" officeooo:rsid="001b160b" style:font-size-asian="10pt" style:font-style-asian="normal" style:font-size-complex="10pt" style:font-style-complex="normal"/>
    </style:style>
    <style:style style:name="T76" style:family="text">
      <style:text-properties style:font-name="Consolas1" fo:font-size="10pt" fo:font-style="normal" officeooo:rsid="00256f36" style:font-size-asian="10pt" style:font-style-asian="normal" style:font-size-complex="10pt" style:font-style-complex="normal"/>
    </style:style>
    <style:style style:name="T77" style:family="text">
      <style:text-properties style:font-name="Consolas1" fo:font-size="10pt" fo:font-style="normal" officeooo:rsid="0028e584" style:font-size-asian="10pt" style:font-style-asian="normal" style:font-size-complex="10pt" style:font-style-complex="normal"/>
    </style:style>
    <style:style style:name="T78" style:family="text">
      <style:text-properties style:font-name="Consolas1" fo:font-size="10pt" fo:font-style="normal" officeooo:rsid="00475b94" style:font-size-asian="10pt" style:font-style-asian="normal" style:font-size-complex="10pt" style:font-style-complex="normal"/>
    </style:style>
    <style:style style:name="T79" style:family="text">
      <style:text-properties style:font-name="Consolas1" fo:font-size="10pt" fo:font-style="normal" officeooo:rsid="0052d3fd" style:font-size-asian="10pt" style:font-style-asian="normal" style:font-size-complex="10pt" style:font-style-complex="normal"/>
    </style:style>
    <style:style style:name="T80" style:family="text">
      <style:text-properties style:font-name="Consolas1" fo:font-size="10pt" fo:font-style="normal" officeooo:rsid="0066b7a5" style:font-size-asian="10pt" style:font-style-asian="normal" style:font-size-complex="10pt" style:font-style-complex="normal"/>
    </style:style>
    <style:style style:name="T81" style:family="text">
      <style:text-properties style:font-name="Consolas1" fo:font-size="10pt" fo:font-style="normal" officeooo:rsid="00673205" style:font-size-asian="10pt" style:font-style-asian="normal" style:font-size-complex="10pt" style:font-style-complex="normal"/>
    </style:style>
    <style:style style:name="T82" style:family="text">
      <style:text-properties style:font-name="Consolas1" fo:font-style="normal" style:font-style-asian="normal" style:font-style-complex="normal"/>
    </style:style>
    <style:style style:name="T83" style:family="text">
      <style:text-properties style:font-name="Consolas1" officeooo:rsid="00673205"/>
    </style:style>
    <style:style style:name="T84" style:family="text">
      <style:text-properties style:font-name="Consolas1" fo:font-size="12pt" fo:font-style="normal" style:font-size-asian="12pt" style:font-style-asian="normal" style:font-size-complex="12pt" style:font-style-complex="normal"/>
    </style:style>
    <style:style style:name="T85" style:family="text">
      <style:text-properties style:font-name="Consolas1" fo:font-size="12pt" fo:font-style="normal" officeooo:rsid="004b3101" style:font-size-asian="12pt" style:font-style-asian="normal" style:font-size-complex="12pt" style:font-style-complex="normal"/>
    </style:style>
    <style:style style:name="T86" style:family="text">
      <style:text-properties style:font-name="Consolas1" fo:font-size="12pt" fo:font-style="normal" officeooo:rsid="006ace6d" style:font-size-asian="12pt" style:font-style-asian="normal" style:font-size-complex="12pt" style:font-style-complex="normal"/>
    </style:style>
    <style:style style:name="T87" style:family="text">
      <style:text-properties style:font-name="Consolas1" fo:font-size="12pt" officeooo:rsid="007c0230" style:font-size-asian="12pt" style:font-size-complex="12pt"/>
    </style:style>
    <style:style style:name="T88" style:family="text">
      <style:text-properties officeooo:rsid="002aba5a"/>
    </style:style>
    <style:style style:name="T89" style:family="text">
      <style:text-properties fo:font-weight="bold" style:font-weight-asian="bold" style:font-weight-complex="bold"/>
    </style:style>
    <style:style style:name="T90" style:family="text">
      <style:text-properties officeooo:rsid="0031c318"/>
    </style:style>
    <style:style style:name="T91" style:family="text">
      <style:text-properties officeooo:rsid="0038ea4b"/>
    </style:style>
    <style:style style:name="T92" style:family="text">
      <style:text-properties officeooo:rsid="003aa30d"/>
    </style:style>
    <style:style style:name="T93" style:family="text">
      <style:text-properties officeooo:rsid="003b9e22"/>
    </style:style>
    <style:style style:name="T94" style:family="text">
      <style:text-properties officeooo:rsid="004d279a"/>
    </style:style>
    <style:style style:name="T95" style:family="text">
      <style:text-properties officeooo:rsid="004efd4b"/>
    </style:style>
    <style:style style:name="T96" style:family="text">
      <style:text-properties officeooo:rsid="0065b90c"/>
    </style:style>
    <style:style style:name="T97" style:family="text">
      <style:text-properties officeooo:rsid="00673205"/>
    </style:style>
    <style:style style:name="T98" style:family="text">
      <style:text-properties officeooo:rsid="0077c9ff"/>
    </style:style>
    <style:style style:name="T99" style:family="text">
      <style:text-properties officeooo:rsid="007b96a8"/>
    </style:style>
    <style:style style:name="Sect1" style:family="section">
      <style:section-properties fo:background-color="transparent" text:dont-balance-text-columns="false" style:editable="false">
        <style:columns fo:column-count="1" fo:column-gap="0in"/>
        <style:background-image/>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__RefHeading__14049_1726513801"/>Introduction<text:bookmark-end text:name="__RefHeading__14049_1726513801"/></text:h>
      <text:h text:style-name="P17" text:outline-level="2">What</text:h>
      <text:p text:style-name="P48"><text:span text:style-name="T1">Narrowly speaking, this library </text:span><text:span text:style-name="T3">enables</text:span><text:span text:style-name="T1"> </text:span><text:span text:style-name="T3">the use </text:span><text:span text:style-name="T1">of </text:span><text:span text:style-name="T5">the</text:span><text:span text:style-name="T3"> </text:span><text:span text:style-name="T1">Python</text:span><text:span text:style-name="T3">esque </text:span><text:span text:style-name="T75">with-</text:span><text:span text:style-name="T3">statement</text:span><text:span text:style-name="T1"> </text:span><text:span text:style-name="T3">construct in C++. More broadly, this library seeks to </text:span><text:span text:style-name="T5">formalize</text:span><text:span text:style-name="T3"> a generalized version of the </text:span><text:span text:style-name="T61">RAII (Resource Acquisition is Initialization)</text:span><text:span text:style-name="T3"> idiom that</text:span><text:span text:style-name="T5">,</text:span><text:span text:style-name="T3"> for the lack of preexisting terms</text:span><text:span text:style-name="T5">,</text:span><text:span text:style-name="T3"> I shall refer here to as the </text:span><text:span text:style-name="T61">STEP</text:span><text:span text:style-name="T3"> </text:span><text:span text:style-name="T61">(Scope Triggered Event Processing)</text:span><text:span text:style-name="T3"> idiom. </text:span><text:span text:style-name="T5">The </text:span><text:span text:style-name="T62">STEP</text:span><text:span text:style-name="T5"> idiom identifies the commonly occurring use case where </text:span><text:span text:style-name="T4"><text:s/></text:span><text:span text:style-name="T5"><text:s/>for a given block of code some user specified action(s) must be executed </text:span><text:span text:style-name="T6">on entry and on exit</text:span><text:span text:style-name="T5">; and</text:span><text:span text:style-name="T6"> the failure to do so will result in some deterministic behavior. </text:span><text:span text:style-name="T5"><text:s/></text:span><text:span text:style-name="T7">Examples of such use cases arise in transactional programs where a series of steps must all be executed successfully else all rolled back, and in GUI programming where it is desired to suspend animation before modifying GUI elements and resuming animation thereafter.</text:span></text:p>
      <text:h text:style-name="P18" text:outline-level="2">Why</text:h>
      <text:h text:style-name="P11" text:outline-level="3"><text:span text:style-name="T1">Why Formalize?</text:span></text:h>
      <text:p text:style-name="P49"><text:span text:style-name="T1">The constructs identified by the </text:span><text:span text:style-name="T60">STEP</text:span><text:span text:style-name="T1"> idiom usually entail boilerplate code before and after </text:span><text:span text:style-name="T8">some scope. Not only is it repetitive and tedious to reproduce </text:span><text:span text:style-name="T9">the boilerplate </text:span><text:span text:style-name="T8">code by hand, it is also error prone</text:span><text:span text:style-name="T9"> since it's easy to get it almost right but not quite right through copy-and-past errors. Formalization takes care of the boilerplate code, allowing the programmer to focus</text:span><text:span text:style-name="T10"> on the task at hand</text:span><text:span text:style-name="T9">. And when done right, formalization makes for more readable and maintainable code by clearly conveying and enforcing the intent of the formalized idiom.</text:span></text:p>
      <text:h text:style-name="P19" text:outline-level="2">How</text:h>
      <text:p text:style-name="P54"><text:span text:style-name="T22">T</text:span><text:span text:style-name="T19">he macros </text:span><text:span text:style-name="T78">WG_LCL_CONTEXT</text:span><text:span text:style-name="T20">/</text:span><text:span text:style-name="T78">WGLCLCONTEXT_TPL</text:span><text:span text:style-name="T19">/</text:span><text:span text:style-name="T78">WG_LCLCONTEXT_END </text:span><text:span text:style-name="T19">are used to implement the </text:span><text:span text:style-name="T64">STEP</text:span><text:span text:style-name="T19"> idiom</text:span><text:span text:style-name="T25"> in this library. For details </text:span><text:span text:style-name="T26">consult</text:span><text:span text:style-name="T25"> the </text:span><text:a xlink:type="simple" xlink:href="#2.Tutorial|outline"><text:span text:style-name="T25">Tutorial</text:span></text:a><text:span text:style-name="T25"> and the </text:span><text:a xlink:type="simple" xlink:href="#3.Reference|outline"><text:span text:style-name="T25">Reference</text:span></text:a><text:span text:style-name="T26"> sections</text:span><text:span text:style-name="T25">.</text:span></text:p>
      <text:h text:style-name="P6" text:outline-level="1"><text:span text:style-name="T21">T</text:span><text:span text:style-name="T1">utorial</text:span></text:h>
      <text:p text:style-name="P55"><text:span text:style-name="T25">T</text:span><text:span text:style-name="T20">he macros </text:span><text:span text:style-name="T78">WG_LCL_CONTEXT</text:span><text:span text:style-name="T20">/</text:span><text:span text:style-name="T78">WGLCLCONTEXT_TPL</text:span><text:span text:style-name="T20"> </text:span><text:span text:style-name="T32">and </text:span><text:span text:style-name="T78">WG_LCLCONTEXT_END</text:span><text:span text:style-name="T20"> </text:span><text:span text:style-name="T32">start and end a scope </text:span><text:span text:style-name="T33">that upon entry executes some user specified action and upon exit, for any reason whatsoever, executes some other user specified action.</text:span><text:span text:style-name="T25"> </text:span><text:span text:style-name="T36">(This scope will sometimes be referred to as the STEPed scope.) </text:span><text:span text:style-name="T78">WG_LCL_CONTEXT</text:span><text:span text:style-name="T24"> and </text:span><text:span text:style-name="T78">WG_LCL_CONTEXT</text:span><text:span text:style-name="T79">_TPL</text:span><text:span text:style-name="T24"> </text:span><text:span text:style-name="T27">have the same fundamental functionality and the same syntax, they only differ in that the former is for use in non-template functions and the latter </text:span><text:span text:style-name="T28">is </text:span><text:span text:style-name="T27">for use in template functions</text:span><text:span text:style-name="T24">. </text:span><text:span text:style-name="T28">Fundamental to the work of</text:span><text:span text:style-name="T35"> </text:span><text:span text:style-name="T28">these macros are scope managers, which are discussed in the next section.</text:span></text:p>
      <text:h text:style-name="P20" text:outline-level="2">Scope Managers</text:h>
      <text:p text:style-name="P52"><text:span text:style-name="T1">Scope managers are central to this implementation of the </text:span><text:span text:style-name="T60">STEP</text:span><text:span text:style-name="T1"> idiom. </text:span><text:span text:style-name="T36">Each of the opening macros </text:span><text:span text:style-name="T78">WG_LCL_CONTEXT</text:span><text:span text:style-name="T20">/</text:span><text:span text:style-name="T78">WGLCLCONTEXT_TPL</text:span><text:span text:style-name="T36"> is associated with at least one scope manager. Scope managers</text:span><text:span text:style-name="T23"> are used to trigger user specified code whenever the appropriate scope is entered and exited. </text:span><text:span text:style-name="T36">They are </text:span><text:soft-page-break/><text:span text:style-name="T36">defined to be</text:span><text:span text:style-name="T1"> any object that has </text:span><text:span text:style-name="T29">at least one </text:span><text:span text:style-name="T34">publicly accessible </text:span><text:span text:style-name="T30">method from </text:span><text:span text:style-name="T31">each of </text:span><text:span text:style-name="T30">the following method categories</text:span><text:span text:style-name="T1">:</text:span></text:p>
      <text:h text:style-name="P8" text:outline-level="4"><text:span text:style-name="T1">Entry Methods</text:span></text:h>
      <text:p text:style-name="P29"><text:span text:style-name="T46"><text:s text:c="4"/>some-unspecified-type enter()</text:span><text:span text:style-name="T58">;</text:span></text:p>
      <text:p text:style-name="P30"><text:span text:style-name="T46"><text:s text:c="4"/>some-unspecified-type enter()</text:span><text:span text:style-name="T58"> const;</text:span></text:p>
      <text:h text:style-name="P8" text:outline-level="4">Exit Methods</text:h>
      <text:p text:style-name="P42"><text:span text:style-name="T46"><text:s text:c="4"/>void exit(bool const exception_is_active)</text:span><text:span text:style-name="T59">;</text:span></text:p>
      <text:p text:style-name="P43"><text:span text:style-name="T46"><text:s text:c="4"/>void exit(bool const exception_is_active)</text:span><text:span text:style-name="T59"> const;</text:span></text:p>
      <text:p text:style-name="P53"/>
      <text:p text:style-name="P53">Whenever a <text:span text:style-name="T1">STEP</text:span>ed scope is entered the associated scope manager(s) invoke their <text:span text:style-name="T67">enter</text:span> method in the order in which the<text:span text:style-name="T95">y</text:span> were declared in the opening macro; <text:span text:style-name="T94">and whenever a STEPed scope is exited the associated step manager(s) invoke their </text:span><text:span text:style-name="T70">exit</text:span><text:span text:style-name="T94"> method in the reverse order in which they were declared in the opening macro. If the STEPed scope was exited due to an exception, then the aforementioned </text:span><text:span text:style-name="T70">exit</text:span><text:span text:style-name="T94"> method(s) will be called with the boolean value </text:span><text:span text:style-name="T70">true</text:span><text:span text:style-name="T94">, else they will be called with the boolean value </text:span><text:span text:style-name="T70">false</text:span><text:span text:style-name="T94">.</text:span></text:p>
      <text:p text:style-name="P56"><text:span text:style-name="T96">There are two types of scope managers that can be used with this library, existing scope managers and adhoc scope managers. They are each described in </text:span><text:a xlink:type="simple" xlink:href="#2.2.Extant Scope Managers|outline"><text:span text:style-name="T96">Extant Scope Managers</text:span></text:a><text:span text:style-name="T96"> and </text:span><text:a xlink:type="simple" xlink:href="#2.3.Adhoc Scope Managers|outline"><text:span text:style-name="T96">Adhoc Scope Managers</text:span></text:a><text:span text:style-name="T96">.</text:span></text:p>
      <text:h text:style-name="P21" text:outline-level="2"><text:bookmark-start text:name="__RefHeading__14051_1726513801"/><text:span text:style-name="T83">WG_LCLCONTEXT</text:span><text:span text:style-name="T97"> and </text:span>Extant Scope Managers<text:bookmark-end text:name="__RefHeading__14051_1726513801"/></text:h>
      <text:h text:style-name="P12" text:outline-level="3"><text:span text:style-name="T85">w</text:span><text:span text:style-name="T84">ith</text:span><text:span text:style-name="T1"> Parameter</text:span></text:h>
      <text:p text:style-name="P57"><text:span text:style-name="T23">Existing scope managers </text:span><text:span text:style-name="T37">are any objects accessible within the current scope that meet the definition of a scope manager.</text:span><text:span text:style-name="T38"> They</text:span><text:span text:style-name="T37"> are specified in the </text:span><text:span text:style-name="T80">with</text:span><text:span text:style-name="T37"> parameter of their opening macro.</text:span><text:span text:style-name="T38"> In the current scope, the </text:span><text:span text:style-name="T81">with</text:span><text:span text:style-name="T38"> statement captures by the reference the result of any C++ expression it's given and treats that captured object as a scope manager.</text:span><text:span text:style-name="T39"> </text:span></text:p>
      <text:section text:style-name="Sect1" text:name="Section1">
        <text:p text:style-name="P1"><text:span text:style-name="T39">Note: as a result, all rvalues are caught by const reference since a non-const reference can't bind to an rvalue.</text:span></text:p>
      </text:section>
      <text:section text:style-name="Sect1" text:name="Section2">
        <text:p text:style-name="P2"><text:span text:style-name="T50">C++03 Note: if the expression to the </text:span><text:span text:style-name="T71">with</text:span><text:span text:style-name="T50"> parameter is to contain any commas, the whole expression must be enclosed in an extra set of parenthesis.</text:span></text:p>
      </text:section>
      <text:p text:style-name="Text_20_body"/>
      <text:p text:style-name="Text_20_body"><text:span text:style-name="T41">Usage e</text:span><text:span text:style-name="T40">xample:</text:span></text:p>
      <text:p text:style-name="Standard"><text:span text:style-name="T46"><text:s text:c="4"/>layout_manager lmngr(widget1, widget2, widget3);</text:span></text:p>
      <text:p text:style-name="P33"><text:span text:style-name="T46"><text:s text:c="4"/>WG_LCLCONTEXT( with(lmngr) )</text:span></text:p>
      <text:p text:style-name="P33"><text:span text:style-name="T46"><text:s text:c="4"/>{</text:span></text:p>
      <text:p text:style-name="P33"><text:span text:style-name="T46"><text:s text:c="6"/>widget1.x = 450;</text:span></text:p>
      <text:p text:style-name="P33"><text:span text:style-name="T46"><text:s text:c="6"/>widget1.y = 500;</text:span></text:p>
      <text:p text:style-name="P33"><text:span text:style-name="T46"><text:s text:c="6"/></text:span></text:p>
      <text:p text:style-name="P33"><text:span text:style-name="T46"><text:s text:c="6"/>widget2.height = 10;</text:span></text:p>
      <text:p text:style-name="P33"><text:span text:style-name="T46"><text:s text:c="6"/>widget2.width = 20;</text:span></text:p>
      <text:p text:style-name="P33"><text:span text:style-name="T46"><text:s text:c="6"/></text:span></text:p>
      <text:p text:style-name="P33"><text:span text:style-name="T46"><text:s text:c="6"/>widget3.color = Blue;</text:span></text:p>
      <text:p text:style-name="P33"><text:span text:style-name="T46"><text:s text:c="4"/>}</text:span></text:p>
      <text:p text:style-name="P33"><text:soft-page-break/><text:span text:style-name="T46"><text:s text:c="4"/>WG_LCLCONTEXT_END</text:span></text:p>
      <text:h text:style-name="P13" text:outline-level="3"><text:span text:style-name="T86">e</text:span><text:span text:style-name="T84">nter_as</text:span><text:span text:style-name="T1"> Parameter</text:span></text:h>
      <text:p text:style-name="P58"><text:span text:style-name="T40">T</text:span><text:span text:style-name="T1">he return value, if any, of an extant scope manager's entry maybe captured via the </text:span><text:span text:style-name="T74">enter_as</text:span><text:span text:style-name="T1"> </text:span><text:span text:style-name="T42">macro </text:span><text:span text:style-name="T1">parameter. <text:s/></text:span><text:span text:style-name="T43">This macro parameter accepts its arguments in two formats, an explicit</text:span><text:span text:style-name="T44">ly typed</text:span><text:span text:style-name="T43"> format which does not require the use of Boost.Typeof and an implicit</text:span><text:span text:style-name="T44">ly typed</text:span><text:span text:style-name="T43"> format which requires the use of Boost.Typeof.</text:span></text:p>
      <text:h text:style-name="P9" text:outline-level="4"><text:span text:style-name="T82">enter_as</text:span><text:span text:style-name="T1"> Explicit</text:span><text:span text:style-name="T44">ly Typed</text:span><text:span text:style-name="T1"> Macro Argument</text:span></text:h>
      <text:p text:style-name="P59"><text:span text:style-name="T1">The explicit</text:span><text:span text:style-name="T44">ly typed </text:span><text:span text:style-name="T1">format requires that both the type and the name of the capturing variable be specified in the following </text:span><text:span text:style-name="T44">manner</text:span><text:span text:style-name="T1">:</text:span></text:p>
      <text:p text:style-name="P31"><text:span text:style-name="T46"><text:s text:c="4"/>enter_as(type(type-of-capturing-variable) variable-name)</text:span></text:p>
      <text:p text:style-name="Text_20_body"/>
      <text:h text:style-name="P10" text:outline-level="4"><text:span text:style-name="T65">enter_as</text:span> Implicitly Typed Macro Argument</text:h>
      <text:p text:style-name="P60">The implicitly typed format only requires the name of the capturing variable and, optionally, any const or reference type qualification (<text:span text:style-name="T99">TODO: cite rational</text:span>)<text:span text:style-name="T98"> be specified</text:span>. <text:span text:style-name="T98">The type of the capturing variable will be deduced, via Boost.Typeof, from the appropriate </text:span><text:span text:style-name="T72">enter</text:span><text:span text:style-name="T98"> method of the scope manager. </text:span>The following illustrates this usage:</text:p>
      <text:p text:style-name="P32"><text:span text:style-name="T46"><text:s text:c="4"/>enter_as(optional-type-qualifier variable-name)</text:span></text:p>
      <text:p text:style-name="P32"><text:span text:style-name="T46"/></text:p>
      <text:p text:style-name="P60">where <text:span text:style-name="T46">optional-type-qualifier</text:span> maybe substituted for any of the following: <text:span text:style-name="T67">const</text:span>, <text:span text:style-name="T67">ref</text:span>, <text:span text:style-name="T67">const ref</text:span><text:span text:style-name="T51">, or nothing at all.</text:span><text:span text:style-name="T52"> And, obviously, the keyword </text:span><text:span text:style-name="T73">const</text:span><text:span text:style-name="T52"> const qualifies the deduced type and the keyword </text:span><text:span text:style-name="T73">ref</text:span><text:span text:style-name="T52"> reference qualifies it.</text:span></text:p>
      <text:p text:style-name="P61">Example usage:</text:p>
      <text:h text:style-name="P22" text:outline-level="2">Adhoc Scope Managers</text:h>
      <text:h text:style-name="P7" text:outline-level="1"><text:span text:style-name="T1">Reference</text:span></text:h>
      <text:h text:style-name="P3" text:outline-level="1"><text:span text:style-name="T1">Grammar</text:span></text:h>
      <text:h text:style-name="P15" text:outline-level="2">Special Symbols</text:h>
      <text:list xml:id="list7840515829704952932" text:style-name="L2">
        <text:list-item>
          <text:p text:style-name="P45">[...]</text:p>
          <text:p text:style-name="P45">Items enclosed in square brackets denote optional grammar entries.</text:p>
        </text:list-item>
        <text:list-item>
          <text:p text:style-name="P23"><text:span text:style-name="T45">with with_adhoc entered_as on_enter on_exit</text:span></text:p>
          <text:p text:style-name="P45"><text:span text:style-name="T53">These tokens are to be regarded as non-punctuation terminals.</text:span></text:p>
        </text:list-item>
      </text:list>
      <text:h text:style-name="P16" text:outline-level="2"><text:span text:style-name="T53">EBNF</text:span></text:h>
      <text:p text:style-name="P44"><text:span text:style-name="T2"/></text:p>
      <text:p text:style-name="P24"><text:span text:style-name="T66">lclcontext</text:span><text:span text:style-name="T46">-usage ::=</text:span></text:p>
      <text:p text:style-name="P33"><text:soft-page-break/><text:span text:style-name="T46"><text:s text:c="2"/>lclcontext-start-macro ( lclcontext-spec )</text:span></text:p>
      <text:p text:style-name="P33"><text:span text:style-name="T46"><text:s text:c="2"/>compound-statement</text:span></text:p>
      <text:p text:style-name="P33"><text:span text:style-name="T46"><text:s text:c="2"/>WG_LCLCONTEXT_END [;]</text:span></text:p>
      <text:p text:style-name="P37"/>
      <text:p text:style-name="P33"><text:span text:style-name="T46">lclcontext-start-macro </text:span><text:span text:style-name="T67">::=</text:span></text:p>
      <text:p text:style-name="P33"><text:span text:style-name="T46"><text:s text:c="4"/>WG_LCLCONTEXT</text:span></text:p>
      <text:p text:style-name="P33"><text:span text:style-name="T46"><text:s text:c="2"/>| WG_LCLCONTEXT_TPL</text:span></text:p>
      <text:p text:style-name="P37"/>
      <text:p text:style-name="P33"><text:span text:style-name="T46">lclcontext-spec ::=</text:span></text:p>
      <text:p text:style-name="P33"><text:span text:style-name="T46"><text:s text:c="4"/>with-dcln [ lclcontext-spec ]</text:span></text:p>
      <text:p text:style-name="P33"><text:span text:style-name="T46"><text:s text:c="2"/>| with-adhoc-dcln [ lclcontext-spec ]</text:span></text:p>
      <text:p text:style-name="P37"/>
      <text:p text:style-name="P33"><text:span text:style-name="T46">with-dcln ::=</text:span></text:p>
      <text:p text:style-name="P33"><text:span text:style-name="T46"><text:s text:c="2"/>with( scope-manager-expr ) [ entered_as( nlt-type-var-dcln ) ]</text:span></text:p>
      <text:p text:style-name="P37"/>
      <text:p text:style-name="P33"><text:span text:style-name="T46">with-adhoc-decln ::=</text:span></text:p>
      <text:p text:style-name="P33"><text:span text:style-name="T46"><text:s text:c="2"/>with_adhoc[ ( </text:span><text:span text:style-name="T56">nlt-</text:span><text:span text:style-name="T46">bound-tuple-seq ) ] adhoc-scope-handlers</text:span></text:p>
      <text:p text:style-name="P37"/>
      <text:p text:style-name="P33"><text:span text:style-name="T46">adhoc-scope-handlers ::=</text:span></text:p>
      <text:p text:style-name="P33"><text:span text:style-name="T46"><text:s text:c="2"/>[on_enter( compound-statement )] [on_exit( compound-statement )]</text:span></text:p>
      <text:p text:style-name="P37"/>
      <text:p text:style-name="P41">nlt-bound-tuple-seq ::=</text:p>
      <text:p text:style-name="P41"><text:s text:c="4"/>nlt-bound-tuple</text:p>
      <text:p text:style-name="P41"><text:s text:c="2"/>| nlt-bound-tuple-seq nlt-bound-tuple</text:p>
      <text:p text:style-name="P41"/>
      <text:p text:style-name="P41">nlt-bound-tuple ::=</text:p>
      <text:p text:style-name="P41"><text:s text:c="2"/>( nlt-bound-var-dcln )</text:p>
      <text:p text:style-name="P37"/>
      <text:p text:style-name="P38">nlt-type-var-dcln ::=</text:p>
      <text:p text:style-name="P38"><text:s text:c="4"/>implicit-non-local-type-var-dcln</text:p>
      <text:p text:style-name="P38"><text:s text:c="2"/>| explicit-non-local-type-var-dcln</text:p>
      <text:p text:style-name="P38"/>
      <text:p text:style-name="P38">implicit-non-local-type-var-dcln ::=</text:p>
      <text:p text:style-name="P38"><text:s text:c="2"/>implicit-type-var-dcln</text:p>
      <text:p text:style-name="P38"/>
      <text:p text:style-name="P38">explicit-non-local-type-var-dcln ::=</text:p>
      <text:p text:style-name="P25"><text:s text:c="2"/>explicit-non-local-type var-name</text:p>
      <text:p text:style-name="P25"/>
      <text:p text:style-name="P26"><text:span text:style-name="T46">implicit-type-var-dcln </text:span><text:span text:style-name="T47">:</text:span><text:span text:style-name="T46">:=</text:span></text:p>
      <text:p text:style-name="P38"><text:s text:c="2"/>implicit-type var-name</text:p>
      <text:p text:style-name="P38"/>
      <text:p text:style-name="P26"><text:span text:style-name="T46">implicit-type </text:span><text:span text:style-name="T48">:</text:span><text:span text:style-name="T46">:= lib-type-qualifiers | empty-string</text:span></text:p>
      <text:p text:style-name="P38"/>
      <text:p text:style-name="P34"><text:span text:style-name="T46">lib-type-qualifiers </text:span><text:span text:style-name="T48">:</text:span><text:span text:style-name="T46">:= const | ref | const ref</text:span></text:p>
      <text:p text:style-name="P38"/>
      <text:p text:style-name="P34"><text:span text:style-name="T46">explicit-non-local-type </text:span><text:span text:style-name="T48">:</text:span><text:span text:style-name="T46">:= </text:span></text:p>
      <text:p text:style-name="P38"><text:span text:style-name="T45"><text:s text:c="2"/></text:span><text:span text:style-name="T49">type</text:span><text:span text:style-name="T45">( non-local-type-specifier )</text:span></text:p>
      <text:p text:style-name="P37"/>
      <text:p text:style-name="P33"><text:span text:style-name="T46">scope-manager-expr ::= A C++ expression that evaluates to a scope manager.</text:span></text:p>
      <text:p text:style-name="P33"><text:span text:style-name="T46">compound-statement ::= See C++ standard.</text:span></text:p>
      <text:p text:style-name="P35"><text:span text:style-name="T46">var-name </text:span><text:span text:style-name="T48">:</text:span><text:span text:style-name="T46">:= A C++ variable name.</text:span></text:p>
      <text:p text:style-name="P35"><text:span text:style-name="T46">non-local-type-specifier </text:span><text:span text:style-name="T48">:</text:span><text:span text:style-name="T46">:=</text:span></text:p>
      <text:p text:style-name="P37"><text:span text:style-name="T45"><text:s text:c="2"/>A type-specifier that specifies a non-local type.</text:span></text:p>
      <text:h text:style-name="P5" text:outline-level="1"><text:soft-page-break/>Alternatives</text:h>
      <text:h text:style-name="P14" text:outline-level="2">Why not Boost.ScopeExit?</text:h>
      <text:h text:style-name="Heading_20_3" text:outline-level="3">Unenforc<text:span text:style-name="T91">e</text:span>abl<text:span text:style-name="T92">e</text:span> <text:span text:style-name="T93">Intent</text:span></text:h>
      <text:p text:style-name="P50"><text:span text:style-name="T13">The first reason is that</text:span><text:span text:style-name="T12"> </text:span><text:span text:style-name="T14">using</text:span><text:span text:style-name="T12"> Boost.ScopeExit to formalize the </text:span><text:span text:style-name="T63">STEP</text:span><text:span text:style-name="T12"> idiom </text:span><text:span text:style-name="T13">makes </text:span><text:span text:style-name="T17">enforcing </text:span><text:span text:style-name="T18">the idiom's</text:span><text:span text:style-name="T17"> intent impossible</text:span><text:span text:style-name="T13">.</text:span><text:span text:style-name="T14"> This has to do with the fact that</text:span><text:span text:style-name="T15"> Boost.ScopeExit deals with</text:span><text:span text:style-name="T11"> scope exit, and not scope entry. Though the </text:span><text:span text:style-name="T16">idiom can be correctly implemented</text:span><text:span text:style-name="T11"> by placing the scope entry code directly before its Boost.ScopeExit complement, the programmer has to manually ensure that this done in the right order for all such operations. For example, if for the following three objects: </text:span><text:span text:style-name="T76">a1</text:span><text:span text:style-name="T11">, </text:span><text:span text:style-name="T76">a2</text:span><text:span text:style-name="T11">,</text:span><text:span text:style-name="T14"> and</text:span><text:span text:style-name="T11"> </text:span><text:span text:style-name="T76">a3</text:span><text:span text:style-name="T11"> the method </text:span><text:span text:style-name="T77">suspend_layout</text:span><text:span text:style-name="T11"> must be called on scope entry and the method </text:span><text:span text:style-name="T77">resume_layout</text:span><text:span text:style-name="T11"> must be called on scope exit, then the programmer must ensure that they are ordered in the following manner:</text:span></text:p>
      <text:p text:style-name="P28"><text:span text:style-name="T46"><text:s text:c="4"/>a1.</text:span><text:span text:style-name="T77">suspend_layout</text:span><text:span text:style-name="T46">();</text:span></text:p>
      <text:p text:style-name="P36"><text:span text:style-name="T46"><text:s text:c="4"/>BOOST_SCOPE_EXIT(&amp;foo) { a1.</text:span><text:span text:style-name="T77">resume_layout</text:span><text:span text:style-name="T46">(); } BOOST_SCOPE_EXIT_END</text:span></text:p>
      <text:p text:style-name="P36"><text:span text:style-name="T46"><text:s text:c="4"/>a2.</text:span><text:span text:style-name="T77">suspend_layout</text:span><text:span text:style-name="T46">();</text:span></text:p>
      <text:p text:style-name="P36"><text:span text:style-name="T46"><text:s text:c="4"/>BOOST_SCOPE_EXIT(&amp;foo) { a2.</text:span><text:span text:style-name="T77">resume_layout</text:span><text:span text:style-name="T46">(); } BOOST_SCOPE_EXIT_END</text:span></text:p>
      <text:p text:style-name="P36"><text:span text:style-name="T46"><text:s text:c="4"/>a3.</text:span><text:span text:style-name="T77">suspend_layout</text:span><text:span text:style-name="T46">();</text:span></text:p>
      <text:p text:style-name="P36"><text:span text:style-name="T46"><text:s text:c="4"/>BOOST_SCOPE_EXIT(&amp;foo) { a3.</text:span><text:span text:style-name="T77">resume_layout</text:span><text:span text:style-name="T46">(); } BOOST_SCOPE_EXIT_END</text:span></text:p>
      <text:p text:style-name="P36"/>
      <text:p text:style-name="P36"><text:span text:style-name="T46"><text:s text:c="4"/></text:span><text:span text:style-name="T57">// User code goes here:</text:span></text:p>
      <text:p text:style-name="P51"/>
      <text:p text:style-name="P46">and not in the following plausible manner:</text:p>
      <text:p text:style-name="P27"><text:span text:style-name="T46"><text:s text:c="4"/>a1.</text:span><text:span text:style-name="T68">suspend_layout</text:span><text:span text:style-name="T46">();</text:span></text:p>
      <text:p text:style-name="P36"><text:span text:style-name="T46"><text:s text:c="4"/>a2.</text:span><text:span text:style-name="T77">suspend_layout</text:span><text:span text:style-name="T46">();</text:span></text:p>
      <text:p text:style-name="P36"><text:span text:style-name="T46"><text:s text:c="4"/>a3.</text:span><text:span text:style-name="T77">suspend_layout</text:span><text:span text:style-name="T46">();</text:span></text:p>
      <text:p text:style-name="P36"><text:span text:style-name="T46"><text:s text:c="4"/>BOOST_SCOPE_EXIT(&amp;foo) { a1.</text:span><text:span text:style-name="T77">resume_layout</text:span><text:span text:style-name="T46">(); } BOOST_SCOPE_EXIT_END</text:span></text:p>
      <text:p text:style-name="P36"><text:span text:style-name="T46"><text:s text:c="4"/>BOOST_SCOPE_EXIT(&amp;foo) { a2.</text:span><text:span text:style-name="T77">resume_layout</text:span><text:span text:style-name="T46">(); } BOOST_SCOPE_EXIT_END</text:span></text:p>
      <text:p text:style-name="P36"><text:span text:style-name="T46"><text:s text:c="4"/>BOOST_SCOPE_EXIT(&amp;foo) { a3.</text:span><text:span text:style-name="T77">resume_layout</text:span><text:span text:style-name="T46">(); } BOOST_SCOPE_EXIT_END</text:span></text:p>
      <text:p text:style-name="P36"/>
      <text:p text:style-name="P36"><text:span text:style-name="T46"><text:s text:c="4"/></text:span><text:span text:style-name="T57">// User code goes here:</text:span></text:p>
      <text:p text:style-name="P46"/>
      <text:p text:style-name="P46">since in the latter case if <text:span text:style-name="T67">a2.</text:span><text:span text:style-name="T69">suspend_layout</text:span><text:span text:style-name="T67">()</text:span> throws<text:span text:style-name="T88"> then </text:span><text:span text:style-name="T69">a1</text:span><text:span text:style-name="T88"> won't resume its drawing after it has been suspended.</text:span></text:p>
      <text:h text:style-name="Heading_20_3" text:outline-level="3">Unclear Intent</text:h>
      <text:p text:style-name="P47">The second reason is that Boost.ScopeExit does not clearly convey its intent. For which scope does Boost.ScopeExit apply? The answer is implicit, it's the current scope <text:span text:style-name="T89">after</text:span> the <text:span text:style-name="T67">BOOST_SCOPE_EXIT_END</text:span> macro.<text:span text:style-name="T90"> In the author's opinion, a first glance at code which uses Boost.ScopeExit conveys that the specified exit-code will be executed upon exit from anywhere in the current scope and not just for the portion of the current scope after the ending macro. Additionally, this author argues that one has to become acclimated to the latter fact in order to comfortably use Boost.ScopeExit.</text:span></text:p>
      <text:p text:style-name="P4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 svg:font-family="Consolas" style:font-family-generic="roman"/>
    <style:font-face style:name="Consolas1"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1"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5%"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4-07-19T02:17:03.274000000</dc:date>
    <meta:editing-duration>P1DT12H43M55S</meta:editing-duration>
    <meta:editing-cycles>83</meta:editing-cycles>
    <meta:generator>LibreOffice/4.2.4.2$Windows_x86 LibreOffice_project/63150712c6d317d27ce2db16eb94c2f3d7b699f8</meta:generator>
    <meta:document-statistic meta:table-count="0" meta:image-count="0" meta:object-count="0" meta:page-count="5" meta:paragraph-count="118" meta:word-count="1332" meta:character-count="9454" meta:non-whitespace-character-count="8067"/>
  </office:meta>
</office:document-meta>
</file>